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line One</text:h>
      <text:p text:style-name="Standard"/>
      <text:p text:style-name="Text_20_body">This is <text:s/>paragraph one, </text:p>
      <text:h text:style-name="Heading_20_2" text:outline-level="2">Headline Two</text:h>
      <text:p text:style-name="Standard"/>
      <text:p text:style-name="Text_20_body">This is a paragraph two, </text:p>
      <text:h text:style-name="Heading_20_3" text:outline-level="3">Headline Three</text:h>
      <text:p text:style-name="Text_20_body">This is a bold <text:span text:style-name="T1">paragraph</text:span> three, </text:p>
      <text:h text:style-name="Heading_20_4" text:outline-level="4">Headline Four</text:h>
      <text:p text:style-name="Text_20_body">This is a paragraph four, </text:p>
      <text:h text:style-name="Heading_20_5" text:outline-level="5">Headline Five</text:h>
      <text:p text:style-name="Text_20_body">This is a paragraph five, </text:p>
      <text:h text:style-name="Heading_20_6" text:outline-level="6">Headline Six</text:h>
      <text:p text:style-name="Text_20_body">This is a paragraph six, </text:p>
      <text:p text:style-name="Text_20_body"/>
      <text:h text:style-name="Heading_20_1" text:outline-level="1">Wombat 20</text:h>
      <text:p text:style-name="P1"/>
      <text:h text:style-name="Heading_20_2" text:outline-level="2">Wombat 30</text:h>
      <text:p text:style-name="Text_20_body"/>
      <text:h text:style-name="Heading_20_7" text:outline-level="7">H7</text:h>
      <text:p text:style-name="Text_20_body"/>
      <text:h text:style-name="Heading_20_8" text:outline-level="8">h8</text:h>
      <text:p text:style-name="Text_20_body"/>
      <text:h text:style-name="Heading_20_9" text:outline-level="9">h9</text:h>
      <text:p text:style-name="Text_20_body"/>
      <text:h text:style-name="Heading_20_10" text:outline-level="10">h19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a Gibson</meta:initial-creator>
    <meta:creation-date>2015-05-07T11:41:23</meta:creation-date>
    <dc:date>2015-05-09T12:27:17</dc:date>
    <dc:creator>Gabriela Gibson</dc:creator>
    <meta:editing-duration>PT15M10S</meta:editing-duration>
    <meta:editing-cycles>6</meta:editing-cycles>
    <meta:generator>OpenOffice/4.1.1$Linux OpenOffice.org_project/411m6$Build-9775</meta:generator>
    <meta:document-statistic meta:table-count="0" meta:image-count="0" meta:object-count="0" meta:page-count="1" meta:paragraph-count="18" meta:word-count="50" meta:character-count="261"/>
  </office:meta>
</office:document-meta>
</file>